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ascadia Mono" svg:font-family="'Cascadia Mono'"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CommandLineArgs" style:family="table">
      <style:table-properties style:width="6.9271in" fo:margin-left="0in" table:align="left"/>
    </style:style>
    <style:style style:name="CommandLineArgs.A" style:family="table-column">
      <style:table-column-properties style:column-width="1.6875in"/>
    </style:style>
    <style:style style:name="CommandLineArgs.B" style:family="table-column">
      <style:table-column-properties style:column-width="5.2396in"/>
    </style:style>
    <style:style style:name="CommandLineArgs.A1" style:family="table-cell">
      <style:table-cell-properties fo:padding="0.1in" fo:border="none" style:writing-mode="page"/>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Table_20_Contents">
      <style:text-properties style:font-name="Arial" fo:font-size="12pt" style:font-size-asian="12pt" style:font-size-complex="12pt"/>
    </style:style>
    <style:style style:name="P4" style:family="paragraph" style:parent-style-name="Table_20_Contents">
      <style:text-properties style:font-name="Arial" fo:font-size="12pt" officeooo:rsid="001da455" officeooo:paragraph-rsid="001da455" style:font-size-asian="12pt" style:font-size-complex="12pt"/>
    </style:style>
    <style:style style:name="P5" style:family="paragraph" style:parent-style-name="Table_20_Contents">
      <style:text-properties style:font-name="Arial" fo:font-size="12pt" officeooo:rsid="0031d525" officeooo:paragraph-rsid="0031d525" style:font-size-asian="12pt" style:font-size-complex="12pt"/>
    </style:style>
    <style:style style:name="P6" style:family="paragraph" style:parent-style-name="Text_20_body">
      <style:text-properties style:font-name="Arial" fo:font-size="12pt" fo:font-weight="normal" officeooo:rsid="004b40a9" officeooo:paragraph-rsid="004b40a9" style:font-name-asian="Lucida Sans Unicode" style:font-size-asian="12pt" style:font-weight-asian="normal" style:font-name-complex="Tahoma" style:font-size-complex="12pt" style:font-weight-complex="normal"/>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9" style:family="paragraph" style:parent-style-name="Table_20_Contents">
      <style:text-properties style:font-name="Arial" fo:font-weight="bold" style:font-weight-asian="bold" style:font-weight-complex="bold"/>
    </style:style>
    <style:style style:name="P10" style:family="paragraph" style:parent-style-name="Table_20_Contents">
      <style:text-properties style:font-name="Arial" fo:font-weight="bold" officeooo:paragraph-rsid="001da455" style:font-weight-asian="bold" style:font-weight-complex="bold"/>
    </style:style>
    <style:style style:name="P11" style:family="paragraph" style:parent-style-name="Table_20_Contents">
      <style:text-properties style:font-name="Arial" fo:font-weight="bold" officeooo:paragraph-rsid="0031d525" style:font-weight-asian="bold" style:font-weight-complex="bold"/>
    </style:style>
    <style:style style:name="P12" style:family="paragraph" style:parent-style-name="Table_20_Contents">
      <style:text-properties style:font-name="Arial1"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3" style:family="paragraph" style:parent-style-name="Table_20_Contents">
      <style:text-properties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4" style:family="paragraph" style:parent-style-name="Table_20_Contents">
      <style:text-properties fo:font-size="12pt" officeooo:rsid="004b40a9" officeooo:paragraph-rsid="004b40a9" style:font-name-asian="Lucida Sans Unicode" style:font-size-asian="12pt" style:font-name-complex="Tahoma" style:font-size-complex="12pt"/>
    </style:style>
    <style:style style:name="P15" style:family="paragraph" style:parent-style-name="Text_20_body">
      <style:text-properties fo:font-size="12pt" officeooo:rsid="00227298" officeooo:paragraph-rsid="004b40a9" style:font-name-asian="Lucida Sans Unicode" style:font-size-asian="12pt" style:font-name-complex="Tahoma" style:font-size-complex="12pt"/>
    </style:style>
    <style:style style:name="P16" style:family="paragraph" style:parent-style-name="Text_20_body">
      <style:text-properties fo:font-size="12pt" officeooo:rsid="00407259" officeooo:paragraph-rsid="004b40a9" style:font-name-asian="Lucida Sans Unicode" style:font-size-asian="12pt" style:font-name-complex="Tahoma" style:font-size-complex="12pt"/>
    </style:style>
    <style:style style:name="P17" style:family="paragraph" style:parent-style-name="Table_20_Contents">
      <style:text-properties fo:font-size="12pt" officeooo:paragraph-rsid="004b40a9" style:font-size-asian="12pt" style:font-size-complex="12pt"/>
    </style:style>
    <style:style style:name="P18" style:family="paragraph" style:parent-style-name="Text_20_body">
      <style:text-properties officeooo:rsid="001fe67f" officeooo:paragraph-rsid="001fe67f"/>
    </style:style>
    <style:style style:name="P19" style:family="paragraph" style:parent-style-name="Text_20_body">
      <style:text-properties officeooo:rsid="00227298" officeooo:paragraph-rsid="00227298"/>
    </style:style>
    <style:style style:name="P20" style:family="paragraph" style:parent-style-name="Text_20_body">
      <style:text-properties officeooo:rsid="00227298" officeooo:paragraph-rsid="00635d9b"/>
    </style:style>
    <style:style style:name="P21" style:family="paragraph" style:parent-style-name="Text_20_body">
      <style:text-properties officeooo:rsid="002e02b3" officeooo:paragraph-rsid="002e02b3"/>
    </style:style>
    <style:style style:name="P22" style:family="paragraph" style:parent-style-name="Text_20_body">
      <style:text-properties officeooo:rsid="002e02b3" officeooo:paragraph-rsid="005ae3c2"/>
    </style:style>
    <style:style style:name="P23" style:family="paragraph" style:parent-style-name="Text_20_body">
      <style:text-properties officeooo:rsid="002f94ad" officeooo:paragraph-rsid="002f94ad"/>
    </style:style>
    <style:style style:name="P24" style:family="paragraph" style:parent-style-name="Text_20_body">
      <style:text-properties officeooo:rsid="0031d525" officeooo:paragraph-rsid="0031d525"/>
    </style:style>
    <style:style style:name="P25" style:family="paragraph" style:parent-style-name="Text_20_body">
      <style:text-properties officeooo:rsid="00321635" officeooo:paragraph-rsid="00321635"/>
    </style:style>
    <style:style style:name="P26" style:family="paragraph" style:parent-style-name="Text_20_body">
      <style:text-properties officeooo:rsid="0035542c" officeooo:paragraph-rsid="003bb2b1"/>
    </style:style>
    <style:style style:name="P27" style:family="paragraph" style:parent-style-name="Text_20_body">
      <style:text-properties officeooo:rsid="0038153e" officeooo:paragraph-rsid="003bb2b1"/>
    </style:style>
    <style:style style:name="P28" style:family="paragraph" style:parent-style-name="Text_20_body">
      <style:text-properties officeooo:rsid="004654fd" officeooo:paragraph-rsid="004654fd"/>
    </style:style>
    <style:style style:name="P29" style:family="paragraph" style:parent-style-name="Text_20_body">
      <style:text-properties officeooo:paragraph-rsid="001fe67f"/>
    </style:style>
    <style:style style:name="P30" style:family="paragraph" style:parent-style-name="Text_20_body">
      <style:text-properties officeooo:rsid="005525cf" officeooo:paragraph-rsid="0056759d"/>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officeooo:rsid="0058673e" officeooo:paragraph-rsid="0058673e"/>
    </style:style>
    <style:style style:name="P33" style:family="paragraph" style:parent-style-name="Table_20_Heading">
      <style:paragraph-properties fo:text-align="start" style:justify-single-word="false"/>
      <style:text-properties officeooo:rsid="0058673e" officeooo:paragraph-rsid="0058673e"/>
    </style:style>
    <style:style style:name="P34" style:family="paragraph" style:parent-style-name="Text_20_body">
      <style:text-properties officeooo:paragraph-rsid="005ae3c2"/>
    </style:style>
    <style:style style:name="P35" style:family="paragraph" style:parent-style-name="Text_20_body">
      <style:text-properties style:text-underline-style="solid" style:text-underline-width="auto" style:text-underline-color="font-color" fo:font-weight="normal" style:font-weight-asian="normal" style:font-weight-complex="normal"/>
    </style:style>
    <style:style style:name="P36" style:family="paragraph" style:parent-style-name="Text_20_body">
      <style:text-properties officeooo:rsid="003f8557" officeooo:paragraph-rsid="00686262"/>
    </style:style>
    <style:style style:name="P37" style:family="paragraph" style:parent-style-name="Text_20_body">
      <style:text-properties officeooo:rsid="00686262" officeooo:paragraph-rsid="00686262"/>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Heading_20_1">
      <style:paragraph-properties fo:break-before="page"/>
    </style:style>
    <style:style style:name="P42" style:family="paragraph" style:parent-style-name="Heading_20_1">
      <style:text-properties fo:font-size="12pt" officeooo:paragraph-rsid="001da455" style:font-size-asian="10.5pt" style:font-size-complex="12pt"/>
    </style:style>
    <style:style style:name="P43" style:family="paragraph" style:parent-style-name="Heading_20_1">
      <style:text-properties officeooo:paragraph-rsid="0031d525"/>
    </style:style>
    <style:style style:name="P44" style:family="paragraph" style:parent-style-name="Heading_20_1">
      <style:text-properties officeooo:rsid="001fe67f" officeooo:paragraph-rsid="001fe67f"/>
    </style:style>
    <style:style style:name="P45" style:family="paragraph" style:parent-style-name="Heading_20_1">
      <style:text-properties officeooo:rsid="00686262" officeooo:paragraph-rsid="00686262"/>
    </style:style>
    <style:style style:name="P46" style:family="paragraph" style:parent-style-name="Heading_20_1">
      <style:text-properties officeooo:rsid="006b71c7" officeooo:paragraph-rsid="006b71c7"/>
    </style:style>
    <style:style style:name="P47" style:family="paragraph" style:parent-style-name="Heading_20_1">
      <style:text-properties officeooo:paragraph-rsid="004b40a9"/>
    </style:style>
    <style:style style:name="P48" style:family="paragraph" style:parent-style-name="Heading_20_1">
      <style:text-properties officeooo:rsid="003f8557" officeooo:paragraph-rsid="00686262"/>
    </style:style>
    <style:style style:name="P49" style:family="paragraph" style:parent-style-name="Heading_20_2">
      <style:text-properties officeooo:rsid="0031d525" officeooo:paragraph-rsid="0031d525"/>
    </style:style>
    <style:style style:name="P50" style:family="paragraph" style:parent-style-name="Heading_20_2">
      <style:text-properties officeooo:rsid="001f01f0" officeooo:paragraph-rsid="001f01f0"/>
    </style:style>
    <style:style style:name="P51" style:family="paragraph" style:parent-style-name="Heading_20_2">
      <style:text-properties officeooo:rsid="001fe67f" officeooo:paragraph-rsid="001fe67f"/>
    </style:style>
    <style:style style:name="P52" style:family="paragraph" style:parent-style-name="Heading_20_2">
      <style:text-properties officeooo:rsid="0035542c" officeooo:paragraph-rsid="0035542c"/>
    </style:style>
    <style:style style:name="P53" style:family="paragraph" style:parent-style-name="Text_20_body" style:list-style-name="L1">
      <style:text-properties officeooo:paragraph-rsid="001f01f0"/>
    </style:style>
    <style:style style:name="P54" style:family="paragraph" style:parent-style-name="Text_20_body" style:list-style-name="L1">
      <style:text-properties officeooo:rsid="001f01f0" officeooo:paragraph-rsid="001f01f0"/>
    </style:style>
    <style:style style:name="P55" style:family="paragraph" style:parent-style-name="Text_20_body" style:list-style-name="L2">
      <style:text-properties officeooo:rsid="001f01f0" officeooo:paragraph-rsid="001f01f0"/>
    </style:style>
    <style:style style:name="P56" style:family="paragraph" style:parent-style-name="Text_20_body" style:list-style-name="L3">
      <style:text-properties officeooo:rsid="001f01f0" officeooo:paragraph-rsid="001f01f0"/>
    </style:style>
    <style:style style:name="P57" style:family="paragraph" style:parent-style-name="Text_20_body" style:list-style-name="L2">
      <style:text-properties officeooo:paragraph-rsid="004792e7"/>
    </style:style>
    <style:style style:name="P58" style:family="paragraph" style:parent-style-name="Text_20_body" style:list-style-name="L4">
      <style:text-properties officeooo:rsid="0038153e" officeooo:paragraph-rsid="003bb2b1"/>
    </style:style>
    <style:style style:name="P59" style:family="paragraph" style:parent-style-name="Text_20_body" style:list-style-name="L4">
      <style:text-properties officeooo:rsid="003bb2b1" officeooo:paragraph-rsid="003bb2b1"/>
    </style:style>
    <style:style style:name="P60" style:family="paragraph" style:parent-style-name="Text_20_body">
      <style:text-properties officeooo:rsid="007347b7" officeooo:paragraph-rsid="007347b7"/>
    </style:style>
    <style:style style:name="P61" style:family="paragraph" style:parent-style-name="Text_20_body">
      <style:text-properties officeooo:rsid="006b71c7" officeooo:paragraph-rsid="0076e085"/>
    </style:style>
    <style:style style:name="P62" style:family="paragraph" style:parent-style-name="Text_20_body">
      <style:text-properties officeooo:rsid="00753ed6" officeooo:paragraph-rsid="00753ed6"/>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b5133"/>
    </style:style>
    <style:style style:name="T8" style:family="text">
      <style:text-properties officeooo:rsid="003c2443"/>
    </style:style>
    <style:style style:name="T9" style:family="text">
      <style:text-properties officeooo:rsid="00423687"/>
    </style:style>
    <style:style style:name="T10" style:family="text">
      <style:text-properties officeooo:rsid="0042d242"/>
    </style:style>
    <style:style style:name="T11" style:family="text">
      <style:text-properties officeooo:rsid="004654fd"/>
    </style:style>
    <style:style style:name="T12" style:family="text">
      <style:text-properties style:font-name="Arial" fo:font-size="16.1000003814697pt" fo:font-weight="bold" officeooo:rsid="004b40a9" style:font-name-asian="Lucida Sans Unicode" style:font-size-asian="16.1000003814697pt" style:font-weight-asian="bold" style:font-name-complex="Tahoma" style:font-size-complex="16.1000003814697pt" style:font-weight-complex="bold"/>
    </style:style>
    <style:style style:name="T13" style:family="text">
      <style:text-properties style:font-name="Arial" fo:font-size="16.1000003814697pt" fo:font-weight="bold" officeooo:rsid="0021398a" style:font-name-asian="Lucida Sans Unicode" style:font-size-asian="16.1000003814697pt" style:font-weight-asian="bold" style:font-name-complex="Tahoma" style:font-size-complex="16.1000003814697pt" style:font-weight-complex="bold"/>
    </style:style>
    <style:style style:name="T14" style:family="text">
      <style:text-properties style:font-name="Arial" fo:font-size="16.1000003814697pt" fo:font-weight="bold" officeooo:rsid="00263f7b" style:font-name-asian="Lucida Sans Unicode" style:font-size-asian="16.1000003814697pt" style:font-weight-asian="bold" style:font-name-complex="Tahoma" style:font-size-complex="16.1000003814697pt" style:font-weight-complex="bold"/>
    </style:style>
    <style:style style:name="T15" style:family="text">
      <style:text-properties style:font-name="Arial1" officeooo:rsid="004654fd"/>
    </style:style>
    <style:style style:name="T16" style:family="text">
      <style:text-properties style:font-name="Arial1" officeooo:rsid="004792e7"/>
    </style:style>
    <style:style style:name="T17" style:family="text">
      <style:text-properties style:font-name="Arial1" officeooo:rsid="004b40a9" style:font-name-asian="Lucida Sans Unicode" style:font-name-complex="Tahoma"/>
    </style:style>
    <style:style style:name="T18" style:family="text">
      <style:text-properties fo:font-weight="bold" style:font-weight-asian="bold" style:font-weight-complex="bold"/>
    </style:style>
    <style:style style:name="T19" style:family="text">
      <style:text-properties fo:font-weight="bold" officeooo:rsid="001f01f0" style:font-weight-asian="bold" style:font-weight-complex="bold"/>
    </style:style>
    <style:style style:name="T20" style:family="text">
      <style:text-properties fo:font-weight="bold" officeooo:rsid="00635d9b" style:font-weight-asian="bold" style:font-weight-complex="bold"/>
    </style:style>
    <style:style style:name="T21" style:family="text">
      <style:text-properties officeooo:rsid="0047022c"/>
    </style:style>
    <style:style style:name="T22" style:family="text">
      <style:text-properties officeooo:rsid="004b40a9"/>
    </style:style>
    <style:style style:name="T23" style:family="text">
      <style:text-properties officeooo:rsid="0021398a"/>
    </style:style>
    <style:style style:name="T24" style:family="text">
      <style:text-properties officeooo:rsid="002e02b3"/>
    </style:style>
    <style:style style:name="T25" style:family="text">
      <style:text-properties officeooo:rsid="004cd2fd"/>
    </style:style>
    <style:style style:name="T26" style:family="text">
      <style:text-properties officeooo:rsid="004b40a9" style:font-name-asian="Lucida Sans Unicode" style:font-name-complex="Tahoma"/>
    </style:style>
    <style:style style:name="T27" style:family="text">
      <style:text-properties officeooo:rsid="004bffa4" style:font-name-asian="Lucida Sans Unicode" style:font-name-complex="Tahoma"/>
    </style:style>
    <style:style style:name="T28" style:family="text">
      <style:text-properties officeooo:rsid="004d25cd"/>
    </style:style>
    <style:style style:name="T29" style:family="text">
      <style:text-properties officeooo:rsid="004e1ae2"/>
    </style:style>
    <style:style style:name="T30" style:family="text">
      <style:text-properties officeooo:rsid="004fa410"/>
    </style:style>
    <style:style style:name="T31" style:family="text">
      <style:text-properties officeooo:rsid="0056759d"/>
    </style:style>
    <style:style style:name="T32" style:family="text">
      <style:text-properties officeooo:rsid="0058673e"/>
    </style:style>
    <style:style style:name="T33" style:family="text">
      <style:text-properties officeooo:rsid="005ae3c2"/>
    </style:style>
    <style:style style:name="T34" style:family="text">
      <style:text-properties officeooo:rsid="00605527"/>
    </style:style>
    <style:style style:name="T35" style:family="text">
      <style:text-properties officeooo:rsid="0061ecb1"/>
    </style:style>
    <style:style style:name="T36" style:family="text">
      <style:text-properties officeooo:rsid="00635d9b"/>
    </style:style>
    <style:style style:name="T37" style:family="text">
      <style:text-properties officeooo:rsid="006434cd"/>
    </style:style>
    <style:style style:name="T38" style:family="text">
      <style:text-properties officeooo:rsid="0065cff4"/>
    </style:style>
    <style:style style:name="T39" style:family="text">
      <style:text-properties officeooo:rsid="006701a4"/>
    </style:style>
    <style:style style:name="T40" style:family="text">
      <style:text-properties officeooo:rsid="00672789"/>
    </style:style>
    <style:style style:name="T41" style:family="text">
      <style:text-properties officeooo:rsid="00686262"/>
    </style:style>
    <style:style style:name="T42" style:family="text">
      <style:text-properties officeooo:rsid="006a9479"/>
    </style:style>
    <style:style style:name="T43" style:family="text">
      <style:text-properties officeooo:rsid="006ccf8a"/>
    </style:style>
    <style:style style:name="T44" style:family="text">
      <style:text-properties officeooo:rsid="006e4d6c"/>
    </style:style>
    <style:style style:name="T45" style:family="text">
      <style:text-properties officeooo:rsid="0072aa36"/>
    </style:style>
    <style:style style:name="T46" style:family="text">
      <style:text-properties officeooo:rsid="00753ed6"/>
    </style:style>
    <style:style style:name="T47" style:family="text">
      <style:text-properties officeooo:rsid="006d1421"/>
    </style:style>
    <style:style style:name="T48" style:family="text">
      <style:text-properties officeooo:rsid="0076e085"/>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eyCap <text:span text:style-name="T7">2.</text:span><text:span text:style-name="T45">x</text:span><text:span text:style-name="T7">.</text:span><text:span text:style-name="T45">x</text:span><text:span text:style-name="T7">.</text:span><text:span text:style-name="T45">x</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Introduction<text:tab/>2</text:p>
          <text:p text:style-name="P38">Warning<text:tab/>2</text:p>
          <text:p text:style-name="P38">User Interface<text:tab/>2</text:p>
          <text:p text:style-name="P40">Main Window<text:tab/>2</text:p>
          <text:p text:style-name="P40">Context Menu<text:tab/>2</text:p>
          <text:p text:style-name="P40">Exiting<text:tab/>2</text:p>
          <text:p text:style-name="P38">Adding Key Mappings<text:tab/>3</text:p>
          <text:p text:style-name="P40">Setup an Input Key<text:tab/>3</text:p>
          <text:p text:style-name="P40">Setup an Output Key<text:tab/>3</text:p>
          <text:p text:style-name="P40">Add the Key Mapping to the configuration<text:tab/>3</text:p>
          <text:p text:style-name="P38">Enabling Key Capture<text:tab/>3</text:p>
          <text:p text:style-name="P40">Toggling Key Capture<text:tab/>3</text:p>
          <text:p text:style-name="P40">Closing the Configuration Window<text:tab/>3</text:p>
          <text:p text:style-name="P38">Up / Down Keyboard Events<text:tab/>3</text:p>
          <text:p text:style-name="P38">Input Flags / Special Input Functionality<text:tab/>4</text:p>
          <text:p text:style-name="P40">Long Press<text:tab/>4</text:p>
          <text:p text:style-name="P38">Output Flags / Special Output Functionality<text:tab/>4</text:p>
          <text:p text:style-name="P40">Toggle<text:tab/>5</text:p>
          <text:p text:style-name="P40">Repeat<text:tab/>5</text:p>
          <text:p text:style-name="P40">Appending Key Mappings<text:tab/>5</text:p>
          <text:p text:style-name="P40">Add Output String<text:tab/>6</text:p>
          <text:p text:style-name="P38">Long Running Outputs<text:tab/>6</text:p>
          <text:p text:style-name="P38">Command Line<text:tab/>6</text:p>
        </text:index-body>
      </text:table-of-content>
      <text:p text:style-name="P1"/>
      <text:h text:style-name="P41"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text:span text:style-name="T1">KeyCap</text:span> should be used AT YOUR OWN RISK. The author of the application is not responsible for any damages caused by its use (<text:span text:style-name="T41">however</text:span> <text:span text:style-name="T41">unlikely</text:spa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able:table table:name="Table6" table:style-name="Table6">
        <table:table-column table:style-name="Table6.A"/>
        <table:table-column table:style-name="Table6.B"/>
        <table:table-row table:style-name="TableLine2670584319216">
          <table:table-cell table:style-name="Table6.A1" office:value-type="string">
            <text:p text:style-name="P9">File Menu Item</text:p>
          </table:table-cell>
          <table:table-cell table:style-name="Table6.B1" office:value-type="string">
            <text:p text:style-name="P9">Function</text:p>
          </table:table-cell>
        </table:table-row>
        <table:table-row table:style-name="TableLine2670584339344">
          <table:table-cell table:style-name="Table6.A2" office:value-type="string">
            <text:p text:style-name="P3">New</text:p>
          </table:table-cell>
          <table:table-cell table:style-name="Table6.B2" office:value-type="string">
            <text:p text:style-name="P4">Resets the application to an empty set of key mappings and no configuration file</text:p>
          </table:table-cell>
        </table:table-row>
        <table:table-row table:style-name="TableLine2670584337984">
          <table:table-cell table:style-name="Table6.A2" office:value-type="string">
            <text:p text:style-name="P3">Open...</text:p>
          </table:table-cell>
          <table:table-cell table:style-name="Table6.B2" office:value-type="string">
            <text:p text:style-name="P4">Opens a KeyCap configuration file</text:p>
          </table:table-cell>
        </table:table-row>
        <table:table-row table:style-name="TableLine2670584341520">
          <table:table-cell table:style-name="Table6.A2" office:value-type="string">
            <text:p text:style-name="P3">Save</text:p>
          </table:table-cell>
          <table:table-cell table:style-name="Table6.B2" office:value-type="string">
            <text:p text:style-name="P4">Saves the current set of key mappings to a configuration file</text:p>
          </table:table-cell>
        </table:table-row>
        <table:table-row table:style-name="TableLine2670584336624">
          <table:table-cell table:style-name="Table6.A2" office:value-type="string">
            <text:p text:style-name="P3">Save As...</text:p>
          </table:table-cell>
          <table:table-cell table:style-name="Table6.B2" office:value-type="string">
            <text:p text:style-name="P4">Saves the current set of key mappings to a new configuration file</text:p>
          </table:table-cell>
        </table:table-row>
        <table:table-row table:style-name="TableLine2670584334176">
          <table:table-cell table:style-name="Table6.A2" office:value-type="string">
            <text:p text:style-name="P4">Exit</text:p>
          </table:table-cell>
          <table:table-cell table:style-name="Table6.B2" office:value-type="string">
            <text:p text:style-name="P4">Exits the application</text:p>
          </table:table-cell>
        </table:table-row>
      </table:table>
      <text:h text:style-name="P42" text:outline-level="1"/>
      <table:table table:name="Table1" table:style-name="Table1">
        <table:table-column table:style-name="Table1.A"/>
        <table:table-column table:style-name="Table1.B"/>
        <table:table-row table:style-name="TableLine2670584336896">
          <table:table-cell table:style-name="Table1.A1" office:value-type="string">
            <text:p text:style-name="P10"><text:span text:style-name="T1">Recent</text:span> <text:span text:style-name="T1">Configurations Menu</text:span> Item</text:p>
          </table:table-cell>
          <table:table-cell table:style-name="Table1.B1" office:value-type="string">
            <text:p text:style-name="P10">Function</text:p>
          </table:table-cell>
        </table:table-row>
        <table:table-row table:style-name="TableLine2670584252032">
          <table:table-cell table:style-name="Table1.A2" office:value-type="string">
            <text:p text:style-name="P4">(variable)</text:p>
          </table:table-cell>
          <table:table-cell table:style-name="Table1.B2" office:value-type="string">
            <text:p text:style-name="P4"><text:span text:style-name="T37">Selecting an entry will attempt to l</text:span>oad the specified KeyCap configuration file</text:p>
          </table:table-cell>
        </table:table-row>
      </table:table>
      <text:h text:style-name="P49" text:outline-level="2"><text:bookmark-start text:name="__RefHeading___Toc332_2827200628"/>Context Menu<text:bookmark-end text:name="__RefHeading___Toc332_2827200628"/></text:h>
      <text:p text:style-name="P28">The menu is visible by right clicking on the icon in the taskbar.</text:p>
      <table:table table:name="Table2" table:style-name="Table2">
        <table:table-column table:style-name="Table2.A"/>
        <table:table-column table:style-name="Table2.B"/>
        <table:table-row table:style-name="TableLine2669783396176">
          <table:table-cell table:style-name="Table2.A1" office:value-type="string">
            <text:p text:style-name="P11">File Menu Item</text:p>
          </table:table-cell>
          <table:table-cell table:style-name="Table2.B1" office:value-type="string">
            <text:p text:style-name="P11">Function</text:p>
          </table:table-cell>
        </table:table-row>
        <table:table-row table:style-name="TableLine2669783385296">
          <table:table-cell table:style-name="Table2.A2" office:value-type="string">
            <text:p text:style-name="P5">Toggle</text:p>
          </table:table-cell>
          <table:table-cell table:style-name="Table2.B2" office:value-type="string">
            <text:p text:style-name="P5">Toggles key capture <text:span text:style-name="T11">on/off</text:span></text:p>
          </table:table-cell>
        </table:table-row>
        <table:table-row table:style-name="TableLine2669783384208">
          <table:table-cell table:style-name="Table2.A2" office:value-type="string">
            <text:p text:style-name="P5">Restore Configuration</text:p>
          </table:table-cell>
          <table:table-cell table:style-name="Table2.B2" office:value-type="string">
            <text:p text:style-name="P5">Restores the Configuration Window</text:p>
          </table:table-cell>
        </table:table-row>
        <table:table-row table:style-name="TableLine2669783388016">
          <table:table-cell table:style-name="Table2.A2" office:value-type="string">
            <text:p text:style-name="P5">Exit</text:p>
          </table:table-cell>
          <table:table-cell table:style-name="Table2.B2" office:value-type="string">
            <text:p text:style-name="P5">Exits the application</text:p>
          </table:table-cell>
        </table:table-row>
      </table:table>
      <text:h text:style-name="Heading_20_2" text:outline-level="2"><text:bookmark-start text:name="__RefHeading___Toc334_2827200628"/>Exiting<text:bookmark-end text:name="__RefHeading___Toc334_2827200628"/></text:h>
      <text:p text:style-name="P24">The application only exits when the menu items are used. The Close <text:span text:style-name="T38">(X)</text:span> button in the upper right will only hide the window.</text:p>
      <text:h text:style-name="P43"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791235025" text:style-name="L1">
        <text:list-item>
          <text:p text:style-name="P54">Click in the Input Key textbox (it will turn yellow indicating it is focused).</text:p>
        </text:list-item>
        <text:list-item>
          <text:p text:style-name="P53"><text:span text:style-name="T2">Press the key on the keyboard to use as the input. </text:span><text:span text:style-name="T15">Do </text:span><text:span text:style-name="T19">not</text:span><text:span text:style-name="T2"> press any of the </text:span><text:span text:style-name="T21">desired </text:span><text:span text:style-name="T2">modifier keys (Control/Shift/Alt).</text:span></text:p>
        </text:list-item>
        <text:list-item>
          <text:p text:style-name="P54">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1353611369" text:style-name="L2">
        <text:list-item>
          <text:p text:style-name="P55">Click in the Output Key textbox (it will turn yellow indicating it is focused)</text:p>
        </text:list-item>
        <text:list-item>
          <text:p text:style-name="P57"><text:span text:style-name="T2">Press the key on the keyboard to use as the </text:span><text:span text:style-name="T16">output</text:span><text:span text:style-name="T2">. </text:span><text:span text:style-name="T15">Do </text:span><text:span text:style-name="T19">not</text:span><text:span text:style-name="T2"> press any of the </text:span><text:span text:style-name="T21">desired </text:span><text:span text:style-name="T2">modifier keys (Control/Shift/Alt).</text:span></text:p>
        </text:list-item>
        <text:list-item>
          <text:p text:style-name="P57"><text:span text:style-name="T2">Specify any modifier keys by checking the appropriate boxes for the </text:span><text:span text:style-name="T16">output</text:span><text:span text:style-name="T2">. There are also special output </text:span><text:span text:style-name="T39">options</text:span><text:span text:style-name="T2"> described </text:span><text:span text:style-name="T40">further </text:span><text:span text:style-name="T2">in the document.</text:span></text:p>
        </text:list-item>
      </text:list>
      <text:h text:style-name="P50" text:outline-level="2"><text:bookmark-start text:name="__RefHeading___Toc201_462358034"/>Add the Key Mapping to the configuration<text:bookmark-end text:name="__RefHeading___Toc201_462358034"/></text:h>
      <text:list xml:id="list71821302" text:style-name="L3">
        <text:list-item>
          <text:p text:style-name="P56">Click the Add button to add the key mapping</text:p>
        </text:list-item>
      </text:list>
      <text:h text:style-name="P44" text:outline-level="1"><text:bookmark-start text:name="__RefHeading___Toc203_462358034"/>Enabling Key Capture<text:bookmark-end text:name="__RefHeading___Toc203_462358034"/></text:h>
      <text:p text:style-name="P18">Pressing the Start button will enable <text:span text:style-name="T28">all loaded </text:span><text:span text:style-name="T29">key </text:span><text:span text:style-name="T28">mappings</text:span>. If you have not saved the configuration you will be prompted to do so.</text:p>
      <text:h text:style-name="P51" text:outline-level="2"><text:bookmark-start text:name="__RefHeading___Toc205_462358034"/>Toggling Key Capture<text:bookmark-end text:name="__RefHeading___Toc205_462358034"/></text:h>
      <text:p text:style-name="P18">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29">If you start capturing <text:span text:style-name="T30">and</text:span> close the window and it will only be accessible via the status icon.</text:p>
      <text:h text:style-name="P45" text:outline-level="1"><text:bookmark-start text:name="__RefHeading___Toc2644_3730337670"/>Up / Down Keyboard Events<text:bookmark-end text:name="__RefHeading___Toc2644_3730337670"/></text:h>
      <text:p text:style-name="P37">Windows keyboard events consist of two types of events: key down and key up. Key down is the act of pressing and holding a key while key up is the act of releasing a previously held key. A complete key press consists of both events. Producing multiple of a given event (down for example) is not likely to be interpreted correctly by any application and should be avoided.</text:p>
      <text:p text:style-name="P37">When creating an output you can specify to send the keyboard up, down, or both events. If sending both events this is equivalent to a complete key press. With some applications / games you may want to hold a key down until some later time (see Toggle functionality).</text:p>
      <text:h text:style-name="P46" text:outline-level="1"><text:bookmark-start text:name="__RefHeading___Toc2430_893271388"/><text:soft-page-break/>Input Flags / Special Input Functionality<text:bookmark-end text:name="__RefHeading___Toc2430_893271388"/></text:h>
      <text:h text:style-name="Heading_20_2" text:outline-level="2"><text:bookmark-start text:name="__RefHeading___Toc2432_893271388"/>Long Press <text:bookmark-end text:name="__RefHeading___Toc2432_893271388"/></text:h>
      <text:p text:style-name="P61"><text:span text:style-name="T43">(</text:span>Work in Progress<text:span text:style-name="T43">) Holding down a key for </text:span><text:span text:style-name="T46">some number of milliseconds</text:span><text:span text:style-name="T43"> can be used as a trigger for the given output. If the key is not held for long enough it will be passed through as normal when the key is released (and only when released). </text:span><text:span text:style-name="T47">Due to the complexity of the flags, long press can only be used with </text:span><text:span text:style-name="T44">input </text:span><text:span text:style-name="T47">keys without modifiers (no shift, alt, or ctrl).</text:span></text:p>
      <text:p text:style-name="P62">By default <text:span text:style-name="T48">the required minimum time </text:span>is configured to 500ms to match the windows <text:span text:style-name="T48">keyboard</text:span> default.</text:p>
      <text:p text:style-name="P60">The <text:span text:style-name="T18">Repeat Delay</text:span> in the Keyboard control panel in windows has a direct impact on how small a value can be assigned. Based on <text:span text:style-name="T48">limited </text:span>experimentation, 250 milliseconds is the smallest possible value. This application will not be notified of the key being held until the Windows configured delay has passed. </text:p>
      <text:h text:style-name="P47" text:outline-level="1"><text:bookmark-start text:name="__RefHeading___Toc446_3241015345"/><text:span text:style-name="T3">Output</text:span><text:span text:style-name="T23"> </text:span><text:span text:style-name="T12">Flags / </text:span><text:span text:style-name="T13">Special </text:span><text:span text:style-name="T14">Output</text:span><text:span text:style-name="T13"> Functionality</text:span><text:bookmark-end text:name="__RefHeading___Toc446_3241015345"/></text:h>
      <text:p text:style-name="P6"><text:span text:style-name="T22">B</text:span>y default the output flags are set to result in a <text:span text:style-name="T41">complete</text:span> key press (<text:span text:style-name="T41">both </text:span>up &amp; down are checked). Customize your output and create more complex combinations using the various output flags.</text:p>
      <table:table table:name="Table3" table:style-name="Table3">
        <table:table-column table:style-name="Table3.A"/>
        <table:table-column table:style-name="Table3.B"/>
        <table:table-row table:style-name="TableLine2669783397536">
          <table:table-cell table:style-name="Table3.A1" office:value-type="string">
            <text:p text:style-name="P12">Output</text:p>
          </table:table-cell>
          <table:table-cell table:style-name="Table3.B1" office:value-type="string">
            <text:p text:style-name="P13">Description</text:p>
          </table:table-cell>
        </table:table-row>
        <table:table-row table:style-name="TableLine2669783398080">
          <table:table-cell table:style-name="Table3.A2" office:value-type="string">
            <text:p text:style-name="P14">Alt / Control / Shift</text:p>
          </table:table-cell>
          <table:table-cell table:style-name="Table3.B2" office:value-type="string">
            <text:p text:style-name="P14">Includes the specified key as part of the output (up/down flag will apply to this as well).</text:p>
          </table:table-cell>
        </table:table-row>
        <table:table-row table:style-name="TableLine2669783394272">
          <table:table-cell table:style-name="Table3.A2" office:value-type="string">
            <text:p text:style-name="P14">Mouse</text:p>
          </table:table-cell>
          <table:table-cell table:style-name="Table3.B2" office:value-type="string">
            <text:p text:style-name="P17"><text:span text:style-name="T26">Creates the specified mouse button </text:span><text:span text:style-name="T17">action</text:span><text:span text:style-name="T26"> (up/down flag will apply to this <text:s/>as well).</text:span></text:p>
          </table:table-cell>
        </table:table-row>
        <table:table-row table:style-name="TableLine2669783389920">
          <table:table-cell table:style-name="Table3.A2" office:value-type="string">
            <text:p text:style-name="P14">Up</text:p>
          </table:table-cell>
          <table:table-cell table:style-name="Table3.B2" office:value-type="string">
            <text:p text:style-name="P17"><text:span text:style-name="T26">Creates an output that indicates the key/button has been released (user </text:span><text:span text:style-name="T17">has stopped pressing</text:span><text:span text:style-name="T26">).</text:span></text:p>
          </table:table-cell>
        </table:table-row>
        <table:table-row table:style-name="TableLine2669783395632">
          <table:table-cell table:style-name="Table3.A2" office:value-type="string">
            <text:p text:style-name="P14">Down</text:p>
          </table:table-cell>
          <table:table-cell table:style-name="Table3.B2" office:value-type="string">
            <text:p text:style-name="P17"><text:span text:style-name="T26">Creates an output that indicates the key/button has been pressed (user started </text:span><text:span text:style-name="T17">pressing</text:span><text:span text:style-name="T26">). </text:span><text:span text:style-name="T27">Until an up message is sent the system will act as though the key is being pressed.</text:span></text:p>
          </table:table-cell>
        </table:table-row>
        <table:table-row table:style-name="TableLine2669783386384">
          <table:table-cell table:style-name="Table3.A2" office:value-type="string">
            <text:p text:style-name="P14">Toggle</text:p>
          </table:table-cell>
          <table:table-cell table:style-name="Table3.B2" office:value-type="string">
            <text:p text:style-name="P14">Described below this table.</text:p>
          </table:table-cell>
        </table:table-row>
        <table:table-row table:style-name="TableLine2669783398352">
          <table:table-cell table:style-name="Table3.A2" office:value-type="string">
            <text:p text:style-name="P14">Nothing</text:p>
          </table:table-cell>
          <table:table-cell table:style-name="Table3.B2" office:value-type="string">
            <text:p text:style-name="P15">If this is specified no action will be taken. They keyboard input will be ignored.</text:p>
          </table:table-cell>
        </table:table-row>
        <table:table-row table:style-name="TableLine2669783398624">
          <table:table-cell table:style-name="Table3.A2" office:value-type="string">
            <text:p text:style-name="P14">Cancel Outputs</text:p>
          </table:table-cell>
          <table:table-cell table:style-name="Table3.B2" office:value-type="string">
            <text:p text:style-name="P16">This action will cancel any ongoing outputs (any repeating or those with delays). If this is combined with any other outputs only those before the cancel action will be applied.</text:p>
          </table:table-cell>
        </table:table-row>
        <table:table-row table:style-name="TableLine2669783384752">
          <table:table-cell table:style-name="Table3.A2" office:value-type="string">
            <text:p text:style-name="P14">Repeat</text:p>
          </table:table-cell>
          <table:table-cell table:style-name="Table3.B2" office:value-type="string">
            <text:p text:style-name="P14">Described below this table.</text:p>
          </table:table-cell>
        </table:table-row>
        <table:table-row table:style-name="TableLine2669783386112">
          <table:table-cell table:style-name="Table3.A2" office:value-type="string">
            <text:p text:style-name="P14">Delay</text:p>
          </table:table-cell>
          <table:table-cell table:style-name="Table3.B2" office:value-type="string">
            <text:p text:style-name="P15">Creates a delay before performing the next action specified in the key mapping. <text:span text:style-name="T9">This delay is measured in milliseconds (cannot be less than 100).</text:span></text:p>
          </table:table-cell>
        </table:table-row>
      </table:table>
      <text:h text:style-name="Heading_20_2" text:outline-level="2"><text:bookmark-start text:name="__RefHeading___Toc217_462358034"/><text:soft-page-break/>Toggle<text:bookmark-end text:name="__RefHeading___Toc217_462358034"/></text:h>
      <text:p text:style-name="P19">Toggle causes the input to not trigger the “key up” event until the key is pressed a second time. This allows the user to create keys that map to holding a mouse or keyboard button until pressing the input key again.</text:p>
      <text:p text:style-name="P25">At this time toggle may not operate correctly for <text:span text:style-name="T6">combinations of multiple</text:span> non-modifier keys <text:s/>(like A+D <text:span text:style-name="T6">or 1+2).</text:span></text:p>
      <text:p text:style-name="P34"><text:span text:style-name="T24">If the output key involves a modifier (alt/ctrl/shift), Toggle will NOT function as expected. </text:span><text:span text:style-name="T5">This is blocked in the UI. </text:span><text:span text:style-name="T42">Toggle cannot function in this case as the required input key cannot be correctly pressed. Example: If pressing ‘a’ produces “shift+b” toggled down, ‘a’ would not toggle the output up because ‘shift’ is currently being held down (as interpreted by Windows).</text:span></text:p>
      <text:p text:style-name="P35"><text:span text:style-name="T33">Toggle </text:span>Work Around <text:span text:style-name="T34">for Shift/Alt/Ctrl </text:span><text:span text:style-name="T35">Outputs</text:span></text:p>
      <text:p text:style-name="P22">To work around this do not use a toggle but define another entry that uses the modifier on the same input key. </text:p>
      <text:p text:style-name="P21">Example: Define 2 keys:</text:p>
      <text:p text:style-name="P21">Input: F10 Output: Shift+W (down <text:span text:style-name="T42">event</text:span>)</text:p>
      <text:p text:style-name="P21">Input: Shift+F10 Output: Shift+W (up <text:span text:style-name="T42">event</text:span>)</text:p>
      <text:p text:style-name="P23">The important part of this is that you can still just use F10 as your toggle because the operating system will still think the Shift key is being held down from the initial output.</text:p>
      <text:h text:style-name="P52" text:outline-level="2"><text:bookmark-start text:name="__RefHeading___Toc342_2827200628"/>Repeat<text:bookmark-end text:name="__RefHeading___Toc342_2827200628"/></text:h>
      <text:p text:style-name="P26">Repeat will attempt to repeat the Output key until the input key is pressed again. This <text:span text:style-name="T36">can only</text:span> be used with complete up+down outputs. By default a minimum delay of 100ms is applied. This can be customized by setting the numeric field of the output (100ms or more). <text:span text:style-name="T10">Do not check “delay” in this case as it will override your desired output.</text:span></text:p>
      <text:p text:style-name="P27">If multiple outputs are specified</text:p>
      <text:list xml:id="list90660340" text:style-name="L4">
        <text:list-item>
          <text:p text:style-name="P58">only those flagged as repeat will be repeated</text:p>
        </text:list-item>
        <text:list-item>
          <text:p text:style-name="P59">the highest repeat time will be used (min<text:span text:style-name="T8">imum</text:span> 100ms)</text:p>
        </text:list-item>
      </text:list>
      <text:h text:style-name="Heading_20_2" text:outline-level="2"><text:bookmark-start text:name="__RefHeading___Toc219_462358034"/>Appending Key Mappings<text:bookmark-end text:name="__RefHeading___Toc219_462358034"/></text:h>
      <text:p text:style-name="P20">This functionality allows you to map additional outputs to an input key. <text:span text:style-name="T4">Each appended key will trigger as indicated by the order. At this time there is no way to re-order the output </text:span><text:span text:style-name="T25">once you have defined it</text:span><text:span text:style-name="T4">. </text:span></text:p>
      <text:p text:style-name="P20"><text:span text:style-name="T36">This functionality is not extensively tested and may result is unpredictable results. </text:span><text:span text:style-name="T20">Proceed with caution.</text:span></text:p>
      <text:h text:style-name="Heading_20_2" text:outline-level="2"><text:bookmark-start text:name="__RefHeading___Toc454_1344520984"/><text:soft-page-break/>Add Output String<text:bookmark-end text:name="__RefHeading___Toc454_1344520984"/></text:h>
      <text:p text:style-name="P30">This functionality attempts to create an output consisting of the keys specified by the user. Upper and lowercase characters are supported. <text:span text:style-name="T31">All other settings related to the output configuration are ignored.</text:span></text:p>
      <text:p text:style-name="P30"><text:span text:style-name="T31">NOTE: </text:span>Due to keyboard mapping issues (hopefully resolvable) only the basic US 104-key keyboard layout is generally supported for special characters. </text:p>
      <text:h text:style-name="P48" text:outline-level="1"><text:bookmark-start text:name="__RefHeading___Toc336_2827200628"/>Long Running Outputs<text:bookmark-end text:name="__RefHeading___Toc336_2827200628"/></text:h>
      <text:p text:style-name="P36">A long running output (one involving a delay or repeat) can only have one execution active at a time. Once the output has begun processing the same input will not trigger another. The input keys will still be treated as processed in terms of not passing them to the OS for processing. Upon completion of the output processing the input will once again be able to trigger the output.</text:p>
      <text:h text:style-name="Heading_20_1" text:outline-level="1"><text:bookmark-start text:name="__RefHeading___Toc2049_3730337670"/>Command Line<text:bookmark-end text:name="__RefHeading___Toc2049_3730337670"/></text:h>
      <table:table table:name="CommandLineArgs" table:style-name="CommandLineArgs">
        <table:table-column table:style-name="CommandLineArgs.A"/>
        <table:table-column table:style-name="CommandLineArgs.B"/>
        <table:table-header-rows>
          <table:table-row table:style-name="TableLine2669783387472">
            <table:table-cell table:style-name="CommandLineArgs.A1" office:value-type="string">
              <text:p text:style-name="P33">Argument</text:p>
            </table:table-cell>
            <table:table-cell table:style-name="CommandLineArgs.A1" office:value-type="string">
              <text:p text:style-name="P33">Description</text:p>
            </table:table-cell>
          </table:table-row>
        </table:table-header-rows>
        <table:table-row table:style-name="TableLine2669783390464">
          <table:table-cell table:style-name="CommandLineArgs.A1" office:value-type="string">
            <text:p text:style-name="P31">-<text:span text:style-name="T32">f &lt;filename&gt;</text:span></text:p>
          </table:table-cell>
          <table:table-cell table:style-name="CommandLineArgs.A1" office:value-type="string">
            <text:p text:style-name="P32">Will attempt to load the specified file on launch of the application.</text:p>
          </table:table-cell>
        </table:table-row>
        <table:table-row table:style-name="TableLine2669783383664">
          <table:table-cell table:style-name="CommandLineArgs.A1" office:value-type="string">
            <text:p text:style-name="P31">-<text:span text:style-name="T32">autostart</text:span></text:p>
          </table:table-cell>
          <table:table-cell table:style-name="CommandLineArgs.A1" office:value-type="string">
            <text:p text:style-name="P32">Will attempt to start the key capture of the loaded file (should be combined with loading a file with -f).</text:p>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ascadia Mono" svg:font-family="'Cascadia Mono'"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5" meta:image-count="0" meta:object-count="0" meta:page-count="6" meta:paragraph-count="138" meta:word-count="1470" meta:character-count="8461" meta:non-whitespace-character-count="7130"/>
  </office:meta>
</office:document-meta>
</file>